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8" table:default-cell-style-name="ce3"/>
        <table:table-column table:style-name="co1" table:default-cell-style-name="ce4"/>
        <table:table-column table:style-name="co1" table:number-columns-repeated="1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table:number-columns-spanned="10" table:number-rows-spanned="1"/>
          <table:covered-table-cell table:number-columns-repeated="9" table:style-name="Default"/>
          <table:table-cell table:style-name="ce5"/>
          <table:table-cell table:style-name="ce6" office:value-type="string" calcext:value-type="string" table:number-columns-spanned="11" table:number-rows-spanned="1">
            <text:p>Passing</text:p>
          </table:table-cell>
          <table:covered-table-cell table:number-columns-repeated="10" table:style-name="Default"/>
          <table:table-cell table:style-name="ce6" office:value-type="string" calcext:value-type="string" table:number-columns-spanned="4" table:number-rows-spanned="1">
            <text:p>Rushing</text:p>
          </table:table-cell>
          <table:covered-table-cell table:number-columns-repeated="3" table:style-name="Default"/>
          <table:table-cell table:style-name="ce6" office:value-type="string" calcext:value-type="string" table:number-columns-spanned="7" table:number-rows-spanned="1">
            <text:p>Receiving</text:p>
          </table:table-cell>
          <table:covered-table-cell table:number-columns-repeated="6" table:style-name="Default"/>
          <table:table-cell table:style-name="ce6" office:value-type="string" calcext:value-type="string" table:number-columns-spanned="3" table:number-rows-spanned="1">
            <text:p>Scoring</text:p>
          </table:table-cell>
          <table:covered-table-cell table:number-columns-repeated="2" table:style-name="Default"/>
          <table:table-cell table:style-name="ce6" office:value-type="string" calcext:value-type="string" table:number-columns-spanned="6" table:number-rows-spanned="1">
            <text:p>Fumbles</text:p>
          </table:table-cell>
          <table:covered-table-cell table:number-columns-repeated="5" table:style-name="Default"/>
          <table:table-cell table:style-name="ce6" office:value-type="string" calcext:value-type="string" table:number-columns-spanned="2" table:number-rows-spanned="1">
            <text:p>Of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e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 Snap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G#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2" office:value-type="string" calcext:value-type="string">
            <text:p>Opp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Cmp%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AY/A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Tgt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R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Ctch%</text:p>
          </table:table-cell>
          <table:table-cell table:style-name="ce2" office:value-type="string" calcext:value-type="string">
            <text:p>Y/Tgt</text:p>
          </table:table-cell>
          <table:table-cell table:style-name="ce7" office:value-type="string" calcext:value-type="string">
            <text:p>2PM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Fmb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.003" calcext:value-type="float">
            <text:p>23.00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33-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7.4" calcext:value-type="float">
            <text:p>117.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.33" calcext:value-type="float">
            <text:p>10.33</text:p>
          </table:table-cell>
          <table:table-cell office:value-type="float" office:value="10.83" calcext:value-type="float">
            <text:p>10.8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STL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L 9-2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8.33" calcext:value-type="float">
            <text:p>58.3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.53" calcext:value-type="float">
            <text:p>4.53</text:p>
          </table:table-cell>
          <table:table-cell office:value-type="float" office:value="3.28" calcext:value-type="float">
            <text:p>3.2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.017" calcext:value-type="float">
            <text:p>23.017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13-2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7.78" calcext:value-type="float">
            <text:p>57.7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22" calcext:value-type="float">
            <text:p>5.22</text:p>
          </table:table-cell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.024" calcext:value-type="float">
            <text:p>23.024</text:p>
          </table:table-cell>
          <table:table-cell office:value-type="string" calcext:value-type="string">
            <text:p>STL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L 16-1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1.67" calcext:value-type="float">
            <text:p>41.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.037" calcext:value-type="float">
            <text:p>24.037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41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7-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.295" calcext:value-type="float">
            <text:p>25.295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7-24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.309" calcext:value-type="float">
            <text:p>25.309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L 12-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.5" calcext:value-type="float">
            <text:p>44.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46" calcext:value-type="float">
            <text:p>4.46</text:p>
          </table:table-cell>
          <table:table-cell office:value-type="float" office:value="1.17" calcext:value-type="float">
            <text:p>1.1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0.25" calcext:value-type="float">
            <text:p>1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.323" calcext:value-type="float">
            <text:p>25.323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14-2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.61" calcext:value-type="float">
            <text:p>60.6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" calcext:value-type="float">
            <text:p>71.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.61" calcext:value-type="float">
            <text:p>4.6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.83" calcext:value-type="float">
            <text:p>3.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L 10-3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1" calcext:value-type="float">
            <text:p>81.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.69" calcext:value-type="float">
            <text:p>4.69</text:p>
          </table:table-cell>
          <table:table-cell office:value-type="float" office:value="5.26" calcext:value-type="float">
            <text:p>5.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.337" calcext:value-type="float">
            <text:p>25.337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6-3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3" calcext:value-type="float">
            <text:p>48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84" calcext:value-type="float">
            <text:p>4.84</text:p>
          </table:table-cell>
          <table:table-cell office:value-type="float" office:value="2.03" calcext:value-type="float">
            <text:p>2.0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.344" calcext:value-type="float">
            <text:p>25.344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21-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.74" calcext:value-type="float">
            <text:p>67.74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23" calcext:value-type="float">
            <text:p>5.23</text:p>
          </table:table-cell>
          <table:table-cell office:value-type="float" office:value="5.06" calcext:value-type="float">
            <text:p>5.0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7.33" calcext:value-type="float">
            <text:p>17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.358" calcext:value-type="float">
            <text:p>25.358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T 13-1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5.91" calcext:value-type="float">
            <text:p>65.9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.93" calcext:value-type="float">
            <text:p>5.93</text:p>
          </table:table-cell>
          <table:table-cell office:value-type="float" office:value="6.39" calcext:value-type="float">
            <text:p>6.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.362" calcext:value-type="float">
            <text:p>25.362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10-2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4.05" calcext:value-type="float">
            <text:p>54.0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.8" calcext:value-type="float">
            <text:p>63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54" calcext:value-type="float">
            <text:p>4.54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.006" calcext:value-type="float">
            <text:p>26.006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3-34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8.71" calcext:value-type="float">
            <text:p>38.7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.67" calcext:value-type="float">
            <text:p>9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.013" calcext:value-type="float">
            <text:p>26.013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3-35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9.23" calcext:value-type="float">
            <text:p>69.23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.54" calcext:value-type="float">
            <text:p>6.54</text:p>
          </table:table-cell>
          <table:table-cell office:value-type="float" office:value="3.08" calcext:value-type="float">
            <text:p>3.0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67" calcext:value-type="float">
            <text:p>5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.02" calcext:value-type="float">
            <text:p>26.02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20-1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5.17" calcext:value-type="float">
            <text:p>55.17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21" calcext:value-type="float">
            <text:p>7.21</text:p>
          </table:table-cell>
          <table:table-cell office:value-type="float" office:value="7.9" calcext:value-type="float">
            <text:p>7.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.027" calcext:value-type="float">
            <text:p>26.027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14-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.56" calcext:value-type="float">
            <text:p>55.5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.034" calcext:value-type="float">
            <text:p>26.034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16-6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.14" calcext:value-type="float">
            <text:p>4.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328" calcext:value-type="float">
            <text:p>26.328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16-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4" calcext:value-type="float">
            <text:p>5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3.64" calcext:value-type="float">
            <text:p>3.6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.86" calcext:value-type="float">
            <text:p>2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.335" calcext:value-type="float">
            <text:p>26.335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20-9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59" calcext:value-type="float">
            <text:p>5.59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.342" calcext:value-type="float">
            <text:p>26.342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L 10-31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.4" calcext:value-type="float">
            <text:p>41.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.09" calcext:value-type="float">
            <text:p>5.09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.356" calcext:value-type="float">
            <text:p>26.356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17-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.57" calcext:value-type="float">
            <text:p>28.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-5.57" calcext:value-type="float">
            <text:p>-5.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.363" calcext:value-type="float">
            <text:p>26.36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 15-1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8.06" calcext:value-type="float">
            <text:p>58.06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.3" calcext:value-type="float">
            <text:p>74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58" calcext:value-type="float">
            <text:p>9.58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.005" calcext:value-type="float">
            <text:p>27.005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31-14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5.38" calcext:value-type="float">
            <text:p>65.3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8" calcext:value-type="float">
            <text:p>92.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.46" calcext:value-type="float">
            <text:p>9.46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.14" calcext:value-type="float">
            <text:p>7.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.009" calcext:value-type="float">
            <text:p>27.009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L 13-19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9.13" calcext:value-type="float">
            <text:p>39.1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3" calcext:value-type="float">
            <text:p>34.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26" calcext:value-type="float">
            <text:p>4.26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.019" calcext:value-type="float">
            <text:p>27.019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 16-1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.3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67" calcext:value-type="float">
            <text:p>5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.026" calcext:value-type="float">
            <text:p>27.026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10-1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1" calcext:value-type="float">
            <text:p>85.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.12" calcext:value-type="float">
            <text:p>7.12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10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30-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.306" calcext:value-type="float">
            <text:p>27.306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30-3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1.43" calcext:value-type="float">
            <text:p>71.43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.4" calcext:value-type="float">
            <text:p>92.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82" calcext:value-type="float">
            <text:p>8.82</text:p>
          </table:table-cell>
          <table:table-cell office:value-type="float" office:value="7.04" calcext:value-type="float">
            <text:p>7.0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.313" calcext:value-type="float">
            <text:p>27.313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L 14-38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4.44" calcext:value-type="float">
            <text:p>44.4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.74" calcext:value-type="float">
            <text:p>4.74</text:p>
          </table:table-cell>
          <table:table-cell office:value-type="float" office:value="6.22" calcext:value-type="float">
            <text:p>6.2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0.57" calcext:value-type="float">
            <text:p>10.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.32" calcext:value-type="float">
            <text:p>27.32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L 26-3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.5" calcext:value-type="float">
            <text:p>121.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.33" calcext:value-type="float">
            <text:p>7.33</text:p>
          </table:table-cell>
          <table:table-cell office:value-type="float" office:value="9.33" calcext:value-type="float">
            <text:p>9.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.334" calcext:value-type="float">
            <text:p>27.334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34-3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7.44" calcext:value-type="float">
            <text:p>67.44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6.9" calcext:value-type="float">
            <text:p>106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office:value-type="float" office:value="8.65" calcext:value-type="float">
            <text:p>8.6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.341" calcext:value-type="float">
            <text:p>27.341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10-1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4" calcext:value-type="float">
            <text:p>61.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.65" calcext:value-type="float">
            <text:p>4.65</text:p>
          </table:table-cell>
          <table:table-cell office:value-type="float" office:value="4.13" calcext:value-type="float">
            <text:p>4.1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17" calcext:value-type="float">
            <text:p>7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.348" calcext:value-type="float">
            <text:p>27.348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L 19-22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0.78" calcext:value-type="float">
            <text:p>60.7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.4" calcext:value-type="float">
            <text:p>67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86" calcext:value-type="float">
            <text:p>5.86</text:p>
          </table:table-cell>
          <table:table-cell office:value-type="float" office:value="4.49" calcext:value-type="float">
            <text:p>4.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.355" calcext:value-type="float">
            <text:p>27.355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14-1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08" calcext:value-type="float">
            <text:p>6.08</text:p>
          </table:table-cell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.362" calcext:value-type="float">
            <text:p>27.362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49-3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1.76" calcext:value-type="float">
            <text:p>61.76</text:p>
          </table:table-cell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29" calcext:value-type="float">
            <text:p>9.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.004" calcext:value-type="float">
            <text:p>28.004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L 16-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1.11" calcext:value-type="float">
            <text:p>51.11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.4" calcext:value-type="float">
            <text:p>67.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.89" calcext:value-type="float">
            <text:p>5.89</text:p>
          </table:table-cell>
          <table:table-cell office:value-type="float" office:value="5.33" calcext:value-type="float">
            <text:p>5.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.011" calcext:value-type="float">
            <text:p>28.011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14-3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.1" calcext:value-type="float">
            <text:p>75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32" calcext:value-type="float">
            <text:p>6.32</text:p>
          </table:table-cell>
          <table:table-cell office:value-type="float" office:value="5.32" calcext:value-type="float">
            <text:p>5.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.018" calcext:value-type="float">
            <text:p>28.018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13-6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0.87" calcext:value-type="float">
            <text:p>60.8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7" calcext:value-type="float">
            <text:p>6.17</text:p>
          </table:table-cell>
          <table:table-cell office:value-type="float" office:value="7.04" calcext:value-type="float">
            <text:p>7.0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.25" calcext:value-type="float">
            <text:p>12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.025" calcext:value-type="float">
            <text:p>28.025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17-14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1.54" calcext:value-type="float">
            <text:p>61.54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58" calcext:value-type="float">
            <text:p>8.58</text:p>
          </table:table-cell>
          <table:table-cell office:value-type="float" office:value="8.38" calcext:value-type="float">
            <text:p>8.3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33" calcext:value-type="float">
            <text:p>6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.032" calcext:value-type="float">
            <text:p>28.032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3-34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8.65" calcext:value-type="float">
            <text:p>48.6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1" calcext:value-type="float">
            <text:p>37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78" calcext:value-type="float">
            <text:p>6.78</text:p>
          </table:table-cell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291" calcext:value-type="float">
            <text:p>28.291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 41-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.32</text:p>
          </table:table-cell>
          <table:table-cell office:value-type="float" office:value="11.52" calcext:value-type="float">
            <text:p>11.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.298" calcext:value-type="float">
            <text:p>28.298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8-3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0.87" calcext:value-type="float">
            <text:p>60.87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office:value-type="float" office:value="6.07" calcext:value-type="float">
            <text:p>6.0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.305" calcext:value-type="float">
            <text:p>28.305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34-3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.5" calcext:value-type="float">
            <text:p>67.5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.6" calcext:value-type="float">
            <text:p>9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3" calcext:value-type="float">
            <text:p>9.23</text:p>
          </table:table-cell>
          <table:table-cell office:value-type="float" office:value="7.98" calcext:value-type="float">
            <text:p>7.9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.312" calcext:value-type="float">
            <text:p>28.312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L 20-2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8.82" calcext:value-type="float">
            <text:p>58.8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.319" calcext:value-type="float">
            <text:p>28.319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.78" calcext:value-type="float">
            <text:p>77.7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15" calcext:value-type="float">
            <text:p>7.15</text:p>
          </table:table-cell>
          <table:table-cell office:value-type="float" office:value="6.22" calcext:value-type="float">
            <text:p>6.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.326" calcext:value-type="float">
            <text:p>28.326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8.7" calcext:value-type="float">
            <text:p>88.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13" calcext:value-type="float">
            <text:p>8.13</text:p>
          </table:table-cell>
          <table:table-cell office:value-type="float" office:value="6.47" calcext:value-type="float">
            <text:p>6.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.34" calcext:value-type="float">
            <text:p>28.34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23-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.78" calcext:value-type="float">
            <text:p>77.78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.4" calcext:value-type="float">
            <text:p>116.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9.52" calcext:value-type="float">
            <text:p>9.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.347" calcext:value-type="float">
            <text:p>28.347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L 11-2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8.39" calcext:value-type="float">
            <text:p>48.39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9" calcext:value-type="float">
            <text:p>5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.354" calcext:value-type="float">
            <text:p>28.354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7-4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.6" calcext:value-type="float">
            <text:p>46.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71" calcext:value-type="float">
            <text:p>4.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67" calcext:value-type="float">
            <text:p>6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.361" calcext:value-type="float">
            <text:p>28.361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8-3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1.28" calcext:value-type="float">
            <text:p>51.28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.8" calcext:value-type="float">
            <text:p>45.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36" calcext:value-type="float">
            <text:p>5.36</text:p>
          </table:table-cell>
          <table:table-cell office:value-type="float" office:value="3.05" calcext:value-type="float">
            <text:p>3.0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.003" calcext:value-type="float">
            <text:p>29.00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24-2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1.5" calcext:value-type="float">
            <text:p>111.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.77" calcext:value-type="float">
            <text:p>6.77</text:p>
          </table:table-cell>
          <table:table-cell office:value-type="float" office:value="8.31" calcext:value-type="float">
            <text:p>8.3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.8" calcext:value-type="float">
            <text:p>6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.01" calcext:value-type="float">
            <text:p>29.01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17-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3.04" calcext:value-type="float">
            <text:p>63.04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.26</text:p>
          </table:table-cell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.017" calcext:value-type="float">
            <text:p>29.017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L 10-3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8.24" calcext:value-type="float">
            <text:p>38.2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18" calcext:value-type="float">
            <text:p>5.18</text:p>
          </table:table-cell>
          <table:table-cell office:value-type="float" office:value="2.53" calcext:value-type="float">
            <text:p>2.5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.024" calcext:value-type="float">
            <text:p>29.024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L 23-3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5.96" calcext:value-type="float">
            <text:p>65.96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.7" calcext:value-type="float">
            <text:p>72.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.72" calcext:value-type="float">
            <text:p>6.72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03" calcext:value-type="float">
            <text:p>29.03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40-14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.56" calcext:value-type="float">
            <text:p>55.5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" calcext:value-type="float">
            <text:p>78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.26" calcext:value-type="float">
            <text:p>7.2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3" calcext:value-type="float">
            <text:p>7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2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.038" calcext:value-type="float">
            <text:p>29.038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21-4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3.04" calcext:value-type="float">
            <text:p>63.04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.7" calcext:value-type="float">
            <text:p>60.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67" calcext:value-type="float">
            <text:p>6.67</text:p>
          </table:table-cell>
          <table:table-cell office:value-type="float" office:value="3.63" calcext:value-type="float">
            <text:p>3.6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29" calcext:value-type="float">
            <text:p>29.29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28-4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6.25" calcext:value-type="float">
            <text:p>56.2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.5" calcext:value-type="float">
            <text:p>6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9" calcext:value-type="float">
            <text:p>6.09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297" calcext:value-type="float">
            <text:p>29.297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35-1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2.63" calcext:value-type="float">
            <text:p>52.63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.1" calcext:value-type="float">
            <text:p>12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7" calcext:value-type="float">
            <text:p>9.37</text:p>
          </table:table-cell>
          <table:table-cell office:value-type="float" office:value="11.47" calcext:value-type="float">
            <text:p>11.4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.304" calcext:value-type="float">
            <text:p>29.304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24-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94" calcext:value-type="float">
            <text:p>5.94</text:p>
          </table:table-cell>
          <table:table-cell office:value-type="float" office:value="7.66" calcext:value-type="float">
            <text:p>7.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.311" calcext:value-type="float">
            <text:p>29.311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28-5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6.41" calcext:value-type="float">
            <text:p>56.41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1.1" calcext:value-type="float">
            <text:p>81.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6.41" calcext:value-type="float">
            <text:p>6.4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318" calcext:value-type="float">
            <text:p>29.318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L 3-45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1.54" calcext:value-type="float">
            <text:p>61.5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5" calcext:value-type="float">
            <text:p>57.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.85" calcext:value-type="float">
            <text:p>4.85</text:p>
          </table:table-cell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.325" calcext:value-type="float">
            <text:p>29.325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19-16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6.25" calcext:value-type="float">
            <text:p>56.2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9" calcext:value-type="float">
            <text:p>68.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.78" calcext:value-type="float">
            <text:p>4.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.332" calcext:value-type="float">
            <text:p>29.332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34-35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77.14" calcext:value-type="float">
            <text:p>77.14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.8" calcext:value-type="float">
            <text:p>109.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3" calcext:value-type="float">
            <text:p>6.43</text:p>
          </table:table-cell>
          <table:table-cell office:value-type="float" office:value="6.86" calcext:value-type="float">
            <text:p>6.8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.346" calcext:value-type="float">
            <text:p>29.346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9-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5.79" calcext:value-type="float">
            <text:p>65.79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29" calcext:value-type="float">
            <text:p>6.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.353" calcext:value-type="float">
            <text:p>29.35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31-3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.5" calcext:value-type="float">
            <text:p>67.5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.43" calcext:value-type="float">
            <text:p>8.43</text:p>
          </table:table-cell>
          <table:table-cell office:value-type="float" office:value="8.3" calcext:value-type="float">
            <text:p>8.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.357" calcext:value-type="float">
            <text:p>29.357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19-14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2.96" calcext:value-type="float">
            <text:p>62.9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.22" calcext:value-type="float">
            <text:p>6.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.001" calcext:value-type="float">
            <text:p>30.001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13-2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.52" calcext:value-type="float">
            <text:p>51.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.2" calcext:value-type="float">
            <text:p>65.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45" calcext:value-type="float">
            <text:p>5.45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.008" calcext:value-type="float">
            <text:p>30.008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34-18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2.94" calcext:value-type="float">
            <text:p>52.9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6.29" calcext:value-type="float">
            <text:p>6.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.015" calcext:value-type="float">
            <text:p>30.015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L 12-15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5.76" calcext:value-type="float">
            <text:p>75.7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" calcext:value-type="float">
            <text:p>93.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.48" calcext:value-type="float">
            <text:p>7.48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.022" calcext:value-type="float">
            <text:p>30.022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L 17-5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5.26" calcext:value-type="float">
            <text:p>55.26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.71" calcext:value-type="float">
            <text:p>5.71</text:p>
          </table:table-cell>
          <table:table-cell office:value-type="float" office:value="3.87" calcext:value-type="float">
            <text:p>3.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.029" calcext:value-type="float">
            <text:p>30.029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10-2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7.14" calcext:value-type="float">
            <text:p>57.1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.9" calcext:value-type="float">
            <text:p>75.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86" calcext:value-type="float">
            <text:p>6.86</text:p>
          </table:table-cell>
          <table:table-cell office:value-type="float" office:value="6.14" calcext:value-type="float">
            <text:p>6.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.036" calcext:value-type="float">
            <text:p>30.036</text:p>
          </table:table-cell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8-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6.15" calcext:value-type="float">
            <text:p>46.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5" calcext:value-type="float">
            <text:p>8.65</text:p>
          </table:table-cell>
          <table:table-cell office:value-type="float" office:value="9.42" calcext:value-type="float">
            <text:p>9.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.309" calcext:value-type="float">
            <text:p>30.309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8-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316" calcext:value-type="float">
            <text:p>30.316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L 17-2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1.22" calcext:value-type="float">
            <text:p>51.2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.7" calcext:value-type="float">
            <text:p>57.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.02" calcext:value-type="float">
            <text:p>6.02</text:p>
          </table:table-cell>
          <table:table-cell office:value-type="float" office:value="4.32" calcext:value-type="float">
            <text:p>4.3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8.33" calcext:value-type="float">
            <text:p>8.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.323" calcext:value-type="float">
            <text:p>30.323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13-2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8.62" calcext:value-type="float">
            <text:p>58.62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.8" calcext:value-type="float">
            <text:p>46.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.9" calcext:value-type="float">
            <text:p>5.9</text:p>
          </table:table-cell>
          <table:table-cell office:value-type="float" office:value="2.79" calcext:value-type="float">
            <text:p>2.7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.351" calcext:value-type="float">
            <text:p>30.351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L 27-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21" calcext:value-type="float">
            <text:p>9.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.355" calcext:value-type="float">
            <text:p>30.355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27-3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8.57" calcext:value-type="float">
            <text:p>78.5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93" calcext:value-type="float">
            <text:p>7.93</text:p>
          </table:table-cell>
          <table:table-cell office:value-type="float" office:value="8.64" calcext:value-type="float">
            <text:p>8.6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23-19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1.43" calcext:value-type="float">
            <text:p>71.43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.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.62" calcext:value-type="float">
            <text:p>7.62</text:p>
          </table:table-cell>
          <table:table-cell office:value-type="float" office:value="8.57" calcext:value-type="float">
            <text:p>8.5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.007" calcext:value-type="float">
            <text:p>31.007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14-22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6.76" calcext:value-type="float">
            <text:p>56.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.43" calcext:value-type="float">
            <text:p>5.43</text:p>
          </table:table-cell>
          <table:table-cell office:value-type="float" office:value="2.32" calcext:value-type="float">
            <text:p>2.3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.014" calcext:value-type="float">
            <text:p>31.014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28-5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4.17" calcext:value-type="float">
            <text:p>54.1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6" calcext:value-type="float">
            <text:p>73.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.17" calcext:value-type="float">
            <text:p>7.17</text:p>
          </table:table-cell>
          <table:table-cell office:value-type="float" office:value="6.1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1.021" calcext:value-type="float">
            <text:p>31.021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34-37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62.07" calcext:value-type="float">
            <text:p>62.07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1.3" calcext:value-type="float">
            <text:p>91.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93" calcext:value-type="float">
            <text:p>6.93</text:p>
          </table:table-cell>
          <table:table-cell office:value-type="float" office:value="6.76" calcext:value-type="float">
            <text:p>6.7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3" calcext:value-type="float">
            <text:p>7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.028" calcext:value-type="float">
            <text:p>31.028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0-1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5.38" calcext:value-type="float">
            <text:p>65.3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4" calcext:value-type="float">
            <text:p>82.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.96" calcext:value-type="float">
            <text:p>6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.035" calcext:value-type="float">
            <text:p>31.035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16-10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2.5" calcext:value-type="float">
            <text:p>62.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.6" calcext:value-type="float">
            <text:p>65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92" calcext:value-type="float">
            <text:p>6.92</text:p>
          </table:table-cell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287" calcext:value-type="float">
            <text:p>31.287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17-6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3.64" calcext:value-type="float">
            <text:p>63.64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.3" calcext:value-type="float">
            <text:p>10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" calcext:value-type="float">
            <text:p>9.36</text:p>
          </table:table-cell>
          <table:table-cell office:value-type="float" office:value="10.27" calcext:value-type="float">
            <text:p>10.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.294" calcext:value-type="float">
            <text:p>31.294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30-14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3.68" calcext:value-type="float">
            <text:p>73.6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.1" calcext:value-type="float">
            <text:p>12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office:value-type="float" office:value="9.42" calcext:value-type="float">
            <text:p>9.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.301" calcext:value-type="float">
            <text:p>31.30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L 17-3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8.82" calcext:value-type="float">
            <text:p>58.8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.6" calcext:value-type="float">
            <text:p>59.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5.12" calcext:value-type="float">
            <text:p>5.1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.86" calcext:value-type="float">
            <text:p>4.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.308" calcext:value-type="float">
            <text:p>31.308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7.57" calcext:value-type="float">
            <text:p>67.57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.1" calcext:value-type="float">
            <text:p>75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24" calcext:value-type="float">
            <text:p>7.24</text:p>
          </table:table-cell>
          <table:table-cell office:value-type="float" office:value="5.35" calcext:value-type="float">
            <text:p>5.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.315" calcext:value-type="float">
            <text:p>31.315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4" calcext:value-type="float">
            <text:p>6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 office:value-type="float" office:value="4.36" calcext:value-type="float">
            <text:p>4.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.319" calcext:value-type="float">
            <text:p>31.319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28-3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.3" calcext:value-type="float">
            <text:p>109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.22" calcext:value-type="float">
            <text:p>9.22</text:p>
          </table:table-cell>
          <table:table-cell office:value-type="float" office:value="10.09" calcext:value-type="float">
            <text:p>10.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.33" calcext:value-type="float">
            <text:p>31.33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23-3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19" calcext:value-type="float">
            <text:p>8.19</text:p>
          </table:table-cell>
          <table:table-cell office:value-type="float" office:value="8.03" calcext:value-type="float">
            <text:p>8.0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.336" calcext:value-type="float">
            <text:p>31.336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 30-1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4.29" calcext:value-type="float">
            <text:p>54.29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.49" calcext:value-type="float">
            <text:p>6.49</text:p>
          </table:table-cell>
          <table:table-cell office:value-type="float" office:value="7.06" calcext:value-type="float">
            <text:p>7.0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1.343" calcext:value-type="float">
            <text:p>31.343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L 21-3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8.15" calcext:value-type="float">
            <text:p>48.15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8" calcext:value-type="float">
            <text:p>82.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.52" calcext:value-type="float">
            <text:p>7.52</text:p>
          </table:table-cell>
          <table:table-cell office:value-type="float" office:value="7.33" calcext:value-type="float">
            <text:p>7.3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8.17" calcext:value-type="float">
            <text:p>8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.006" calcext:value-type="float">
            <text:p>32.006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45-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2.73" calcext:value-type="float">
            <text:p>72.73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7.5" calcext:value-type="float">
            <text:p>1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5" calcext:value-type="float">
            <text:p>10.85</text:p>
          </table:table-cell>
          <table:table-cell office:value-type="float" office:value="14.48" calcext:value-type="float">
            <text:p>14.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.013" calcext:value-type="float">
            <text:p>32.013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7-13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8.42" calcext:value-type="float">
            <text:p>68.4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7" calcext:value-type="float">
            <text:p>88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11" calcext:value-type="float">
            <text:p>7.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.02" calcext:value-type="float">
            <text:p>32.02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10-17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293" calcext:value-type="float">
            <text:p>32.293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1-10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2.5" calcext:value-type="float">
            <text:p>62.5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6" calcext:value-type="float">
            <text:p>7.46</text:p>
          </table:table-cell>
          <table:table-cell office:value-type="float" office:value="7.25" calcext:value-type="float">
            <text:p>7.2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.301" calcext:value-type="float">
            <text:p>32.301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20-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4.71" calcext:value-type="float">
            <text:p>64.71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18" calcext:value-type="float">
            <text:p>7.18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.307" calcext:value-type="float">
            <text:p>32.307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L 17-2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60.34" calcext:value-type="float">
            <text:p>60.34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88" calcext:value-type="float">
            <text:p>4.88</text:p>
          </table:table-cell>
          <table:table-cell office:value-type="float" office:value="3.24" calcext:value-type="float">
            <text:p>3.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.314" calcext:value-type="float">
            <text:p>32.314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27-14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5.17" calcext:value-type="float">
            <text:p>55.17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5" calcext:value-type="float">
            <text:p>7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2" calcext:value-type="float">
            <text:p>7.52</text:p>
          </table:table-cell>
          <table:table-cell office:value-type="float" office:value="6.66" calcext:value-type="float">
            <text:p>6.6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.78" calcext:value-type="float">
            <text:p>3.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.328" calcext:value-type="float">
            <text:p>32.328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34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.1" calcext:value-type="float">
            <text:p>1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3" calcext:value-type="float">
            <text:p>9.73</text:p>
          </table:table-cell>
          <table:table-cell office:value-type="float" office:value="9.54" calcext:value-type="float">
            <text:p>9.5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.335" calcext:value-type="float">
            <text:p>32.335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23-3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6.41" calcext:value-type="float">
            <text:p>56.41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.7" calcext:value-type="float">
            <text:p>97.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.342" calcext:value-type="float">
            <text:p>32.342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L 20-3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.349" calcext:value-type="float">
            <text:p>32.349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28-2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1.76" calcext:value-type="float">
            <text:p>61.76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5" calcext:value-type="float">
            <text:p>106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.18" calcext:value-type="float">
            <text:p>9.1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.353" calcext:value-type="float">
            <text:p>32.353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L 17-22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4.12" calcext:value-type="float">
            <text:p>44.1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.6" calcext:value-type="float">
            <text:p>57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68" calcext:value-type="float">
            <text:p>5.68</text:p>
          </table:table-cell>
          <table:table-cell office:value-type="float" office:value="4.21" calcext:value-type="float">
            <text:p>4.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.363" calcext:value-type="float">
            <text:p>32.363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17-2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8.72" calcext:value-type="float">
            <text:p>48.7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.9" calcext:value-type="float">
            <text:p>52.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.54" calcext:value-type="float">
            <text:p>5.54</text:p>
          </table:table-cell>
          <table:table-cell office:value-type="float" office:value="3.74" calcext:value-type="float">
            <text:p>3.7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.005" calcext:value-type="float">
            <text:p>33.005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38-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.46" calcext:value-type="float">
            <text:p>59.46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49" calcext:value-type="float">
            <text:p>7.49</text:p>
          </table:table-cell>
          <table:table-cell office:value-type="float" office:value="9.65" calcext:value-type="float">
            <text:p>9.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.012" calcext:value-type="float">
            <text:p>33.012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.9" calcext:value-type="float">
            <text:p>107.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.8" calcext:value-type="float">
            <text:p>7.8</text:p>
          </table:table-cell>
          <table:table-cell office:value-type="float" office:value="8.6" calcext:value-type="float">
            <text:p>8.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.019" calcext:value-type="float">
            <text:p>33.019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30-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8.33" calcext:value-type="float">
            <text:p>58.33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31" calcext:value-type="float">
            <text:p>7.31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.025" calcext:value-type="float">
            <text:p>33.025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19-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67" calcext:value-type="float">
            <text:p>7.67</text:p>
          </table:table-cell>
          <table:table-cell office:value-type="float" office:value="7.03" calcext:value-type="float">
            <text:p>7.0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.033" calcext:value-type="float">
            <text:p>33.033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26-2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1" calcext:value-type="float">
            <text:p>63.41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.4" calcext:value-type="float">
            <text:p>109.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22" calcext:value-type="float">
            <text:p>7.22</text:p>
          </table:table-cell>
          <table:table-cell office:value-type="float" office:value="8.68" calcext:value-type="float">
            <text:p>8.6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6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.04" calcext:value-type="float">
            <text:p>33.04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 17-22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3.24" calcext:value-type="float">
            <text:p>43.24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.7" calcext:value-type="float">
            <text:p>4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89" calcext:value-type="float">
            <text:p>4.89</text:p>
          </table:table-cell>
          <table:table-cell office:value-type="float" office:value="2.32" calcext:value-type="float">
            <text:p>2.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292" calcext:value-type="float">
            <text:p>33.292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22-2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4.29" calcext:value-type="float">
            <text:p>54.2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office:value-type="float" office:value="5.26" calcext:value-type="float">
            <text:p>5.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96" calcext:value-type="float">
            <text:p>33.296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37-3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59" calcext:value-type="float">
            <text:p>11.5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306" calcext:value-type="float">
            <text:p>33.306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3-2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5.45" calcext:value-type="float">
            <text:p>45.45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office:value-type="float" office:value="-1.86" calcext:value-type="float">
            <text:p>-1.8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3" calcext:value-type="float">
            <text:p>7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.313" calcext:value-type="float">
            <text:p>33.313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L 17-2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6.1" calcext:value-type="float">
            <text:p>56.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.37" calcext:value-type="float">
            <text:p>6.37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.32" calcext:value-type="float">
            <text:p>33.32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13-3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5.79" calcext:value-type="float">
            <text:p>65.79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.71" calcext:value-type="float">
            <text:p>6.71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.328" calcext:value-type="float">
            <text:p>33.328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3-28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1.61" calcext:value-type="float">
            <text:p>51.6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3.334" calcext:value-type="float">
            <text:p>33.334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4-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4.29" calcext:value-type="float">
            <text:p>64.2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.57" calcext:value-type="float">
            <text:p>8.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.341" calcext:value-type="float">
            <text:p>33.341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31-28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7.06" calcext:value-type="float">
            <text:p>47.0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1" calcext:value-type="float">
            <text:p>6.71</text:p>
          </table:table-cell>
          <table:table-cell office:value-type="float" office:value="7.29" calcext:value-type="float">
            <text:p>7.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.348" calcext:value-type="float">
            <text:p>33.348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23-2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9.26" calcext:value-type="float">
            <text:p>59.26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.9" calcext:value-type="float">
            <text:p>62.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19" calcext:value-type="float">
            <text:p>7.19</text:p>
          </table:table-cell>
          <table:table-cell office:value-type="float" office:value="4.59" calcext:value-type="float">
            <text:p>4.5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.67" calcext:value-type="float">
            <text:p>8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.003" calcext:value-type="float">
            <text:p>34.003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17-2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1" calcext:value-type="float">
            <text:p>8.41</text:p>
          </table:table-cell>
          <table:table-cell office:value-type="float" office:value="9.66" calcext:value-type="float">
            <text:p>9.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4.011" calcext:value-type="float">
            <text:p>34.011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10-4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1.67" calcext:value-type="float">
            <text:p>41.6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2" calcext:value-type="float">
            <text:p>3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5" calcext:value-type="float">
            <text:p>6.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.023" calcext:value-type="float">
            <text:p>34.023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L 13-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1.4" calcext:value-type="float">
            <text:p>-1.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.03" calcext:value-type="float">
            <text:p>34.03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3-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8.1" calcext:value-type="float">
            <text:p>38.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" calcext:value-type="float">
            <text:p>6.48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7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.038" calcext:value-type="float">
            <text:p>34.038</text:p>
          </table:table-cell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0-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33" calcext:value-type="float">
            <text:p>8.3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.297" calcext:value-type="float">
            <text:p>34.297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29-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.325" calcext:value-type="float">
            <text:p>34.325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33-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.3" calcext:value-type="float">
            <text:p>102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06" calcext:value-type="float">
            <text:p>9.06</text:p>
          </table:table-cell>
          <table:table-cell office:value-type="float" office:value="8.13" calcext:value-type="float">
            <text:p>8.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.346" calcext:value-type="float">
            <text:p>34.346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10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3.33" calcext:value-type="float">
            <text:p>53.3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53" calcext:value-type="float">
            <text:p>4.53</text:p>
          </table:table-cell>
          <table:table-cell office:value-type="float" office:value="5.87" calcext:value-type="float">
            <text:p>5.8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.353" calcext:value-type="float">
            <text:p>34.353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15-1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4.76" calcext:value-type="float">
            <text:p>4.7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.36" calcext:value-type="float">
            <text:p>34.36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.46" calcext:value-type="float">
            <text:p>59.46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.6" calcext:value-type="float">
            <text:p>100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43" calcext:value-type="float">
            <text:p>7.43</text:p>
          </table:table-cell>
          <table:table-cell office:value-type="float" office:value="8.51" calcext:value-type="float">
            <text:p>8.5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.002" calcext:value-type="float">
            <text:p>35.002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20-3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1.36" calcext:value-type="float">
            <text:p>61.3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43" calcext:value-type="float">
            <text:p>6.4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289" calcext:value-type="float">
            <text:p>35.289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W 48-4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6.2" calcext:value-type="float">
            <text:p>15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9" calcext:value-type="float">
            <text:p>14.89</text:p>
          </table:table-cell>
          <table:table-cell office:value-type="float" office:value="17.75" calcext:value-type="float">
            <text:p>17.7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296" calcext:value-type="float">
            <text:p>35.296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27-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81.82" calcext:value-type="float">
            <text:p>81.82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4.4" calcext:value-type="float">
            <text:p>144.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.18" calcext:value-type="float">
            <text:p>12.18</text:p>
          </table:table-cell>
          <table:table-cell office:value-type="float" office:value="13.24" calcext:value-type="float">
            <text:p>13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304" calcext:value-type="float">
            <text:p>35.304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L 27-3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.3" calcext:value-type="float">
            <text:p>81.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.22" calcext:value-type="float">
            <text:p>8.22</text:p>
          </table:table-cell>
          <table:table-cell office:value-type="float" office:value="6.72" calcext:value-type="float">
            <text:p>6.7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31" calcext:value-type="float">
            <text:p>35.31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10-48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8" calcext:value-type="float">
            <text:p>49.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.338" calcext:value-type="float">
            <text:p>35.338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L 34-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3.33" calcext:value-type="float">
            <text:p>73.33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.9" calcext:value-type="float">
            <text:p>154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93" calcext:value-type="float">
            <text:p>12.93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.345" calcext:value-type="float">
            <text:p>35.345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28-4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9.9" calcext:value-type="float">
            <text:p>89.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.08" calcext:value-type="float">
            <text:p>6.08</text:p>
          </table:table-cell>
          <table:table-cell office:value-type="float" office:value="5.83" calcext:value-type="float">
            <text:p>5.8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.352" calcext:value-type="float">
            <text:p>35.352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L 3-1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0.73" calcext:value-type="float">
            <text:p>70.73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office:value-type="float" office:value="7.71" calcext:value-type="float">
            <text:p>7.7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.38" calcext:value-type="float">
            <text:p>4.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5.359" calcext:value-type="float">
            <text:p>35.359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L 35-38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1.9" calcext:value-type="float">
            <text:p>61.9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95" calcext:value-type="float">
            <text:p>7.95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288" calcext:value-type="float">
            <text:p>36.288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10-5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8.28" calcext:value-type="float">
            <text:p>48.28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38" calcext:value-type="float">
            <text:p>6.38</text:p>
          </table:table-cell>
          <table:table-cell office:value-type="float" office:value="5.52" calcext:value-type="float">
            <text:p>5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295" calcext:value-type="float">
            <text:p>36.295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0-4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2.38" calcext:value-type="float">
            <text:p>52.3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.8" calcext:value-type="float">
            <text:p>23.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.24" calcext:value-type="float">
            <text:p>4.24</text:p>
          </table:table-cell>
          <table:table-cell office:value-type="float" office:value="-2.19" calcext:value-type="float">
            <text:p>-2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02" calcext:value-type="float">
            <text:p>36.302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6-3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7" calcext:value-type="float">
            <text:p>118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5" calcext:value-type="float">
            <text:p>1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.323" calcext:value-type="float">
            <text:p>36.323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L 16-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6.67" calcext:value-type="float">
            <text:p>66.67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3" calcext:value-type="float">
            <text:p>7.33</text:p>
          </table:table-cell>
          <table:table-cell office:value-type="float" office:value="8.44" calcext:value-type="float">
            <text:p>8.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.33" calcext:value-type="float">
            <text:p>36.33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 21-3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6" calcext:value-type="float">
            <text:p>8.06</text:p>
          </table:table-cell>
          <table:table-cell office:value-type="float" office:value="7.34" calcext:value-type="float">
            <text:p>7.3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.338" calcext:value-type="float">
            <text:p>36.338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14-2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1.76" calcext:value-type="float">
            <text:p>61.7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.9" calcext:value-type="float">
            <text:p>71.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.59" calcext:value-type="float">
            <text:p>5.59</text:p>
          </table:table-cell>
          <table:table-cell office:value-type="float" office:value="4.12" calcext:value-type="float">
            <text:p>4.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0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6.344" calcext:value-type="float">
            <text:p>36.344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6-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.7" calcext:value-type="float">
            <text:p>118.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.67" calcext:value-type="float">
            <text:p>9.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.351" calcext:value-type="float">
            <text:p>36.351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16-12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3.64" calcext:value-type="float">
            <text:p>63.6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8" calcext:value-type="float">
            <text:p>63.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12" calcext:value-type="float">
            <text:p>5.12</text:p>
          </table:table-cell>
          <table:table-cell office:value-type="float" office:value="3.76" calcext:value-type="float">
            <text:p>3.7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.75" calcext:value-type="float">
            <text:p>5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.358" calcext:value-type="float">
            <text:p>36.358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L 20-37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1.11" calcext:value-type="float">
            <text:p>71.1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" calcext:value-type="float">
            <text:p>91.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24-4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3.85" calcext:value-type="float">
            <text:p>53.85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.5" calcext:value-type="float">
            <text:p>65.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.49" calcext:value-type="float">
            <text:p>5.49</text:p>
          </table:table-cell>
          <table:table-cell office:value-type="float" office:value="4.21" calcext:value-type="float">
            <text:p>4.2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7.007" calcext:value-type="float">
            <text:p>37.007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37-3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9.23" calcext:value-type="float">
            <text:p>69.23</text:p>
          </table:table-cell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.7" calcext:value-type="float">
            <text:p>113.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.36" calcext:value-type="float">
            <text:p>9.36</text:p>
          </table:table-cell>
          <table:table-cell office:value-type="float" office:value="9.74" calcext:value-type="float">
            <text:p>9.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7.014" calcext:value-type="float">
            <text:p>37.014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21-22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6.76" calcext:value-type="float">
            <text:p>56.7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.7" calcext:value-type="float">
            <text:p>65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.62</text:p>
          </table:table-cell>
          <table:table-cell office:value-type="float" office:value="5.41" calcext:value-type="float">
            <text:p>5.4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.29" calcext:value-type="float">
            <text:p>9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.021" calcext:value-type="float">
            <text:p>37.021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L 20-3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6.1" calcext:value-type="float">
            <text:p>56.1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.4" calcext:value-type="float">
            <text:p>93.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7.78" calcext:value-type="float">
            <text:p>7.7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7.028" calcext:value-type="float">
            <text:p>37.028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38-35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9.62" calcext:value-type="float">
            <text:p>59.62</text:p>
          </table:table-cell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.06" calcext:value-type="float">
            <text:p>8.06</text:p>
          </table:table-cell>
          <table:table-cell office:value-type="float" office:value="8.73" calcext:value-type="float">
            <text:p>8.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.035" calcext:value-type="float">
            <text:p>37.035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8.29" calcext:value-type="float">
            <text:p>68.29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.8" calcext:value-type="float">
            <text:p>7.8</text:p>
          </table:table-cell>
          <table:table-cell office:value-type="float" office:value="8.29" calcext:value-type="float">
            <text:p>8.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294" calcext:value-type="float">
            <text:p>37.294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11-2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37" calcext:value-type="float">
            <text:p>6.37</text:p>
          </table:table-cell>
          <table:table-cell office:value-type="float" office:value="1.87" calcext:value-type="float">
            <text:p>1.8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301" calcext:value-type="float">
            <text:p>37.301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L 28-31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5.96" calcext:value-type="float">
            <text:p>65.96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.3" calcext:value-type="float">
            <text:p>100.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.98" calcext:value-type="float">
            <text:p>6.98</text:p>
          </table:table-cell>
          <table:table-cell office:value-type="float" office:value="7.83" calcext:value-type="float">
            <text:p>7.8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.305" calcext:value-type="float">
            <text:p>37.305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31-1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.3" calcext:value-type="float">
            <text:p>133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43" calcext:value-type="float">
            <text:p>5.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.315" calcext:value-type="float">
            <text:p>37.315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L 23-3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.4" calcext:value-type="float">
            <text:p>66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.322" calcext:value-type="float">
            <text:p>37.322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43-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8.57" calcext:value-type="float">
            <text:p>78.57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4.5" calcext:value-type="float">
            <text:p>154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14.64" calcext:value-type="float">
            <text:p>14.6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7.329" calcext:value-type="float">
            <text:p>37.329</text:p>
          </table:table-cell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4-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6.67" calcext:value-type="float">
            <text:p>66.67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3.3" calcext:value-type="float">
            <text:p>93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.07" calcext:value-type="float">
            <text:p>7.07</text:p>
          </table:table-cell>
          <table:table-cell office:value-type="float" office:value="5.96" calcext:value-type="float">
            <text:p>5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.364" calcext:value-type="float">
            <text:p>37.364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3-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6.67" calcext:value-type="float">
            <text:p>66.6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.005" calcext:value-type="float">
            <text:p>38.005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20-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1.54" calcext:value-type="float">
            <text:p>61.54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.9" calcext:value-type="float">
            <text:p>97.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.59" calcext:value-type="float">
            <text:p>6.59</text:p>
          </table:table-cell>
          <table:table-cell office:value-type="float" office:value="7.62" calcext:value-type="float">
            <text:p>7.6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8.032" calcext:value-type="float">
            <text:p>38.032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VR</text:p>
          </table:table-cell>
          <table:table-cell office:value-type="string" calcext:value-type="string">
            <text:p>W 26-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9.23" calcext:value-type="float">
            <text:p>69.2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5" calcext:value-type="float">
            <text:p>1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.54" calcext:value-type="float">
            <text:p>15.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</table:table>
      <table:named-expressions>
        <table:named-range table:name="HTML_1" table:base-cell-address="$Sheet1.$A$1" table:cell-range-address="$Sheet1.$A$1:.$AV$167"/>
        <table:named-range table:name="HTML_all" table:base-cell-address="$Sheet1.$A$1" table:cell-range-address="$Sheet1.$A$1:.$AV$167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6966" meta:object-count="0"/>
    <meta:generator>LibreOffice/6.4.6.2$Linux_X86_64 LibreOffice_project/40$Build-2</meta:generator>
  </office:meta>
</office:document-meta>
</file>